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85%" fo:text-align="justify" style:justify-single-word="false"/>
    </style:style>
    <style:style style:name="P4" style:family="paragraph" style:parent-style-name="Standard">
      <style:paragraph-properties fo:line-height="185%" fo:text-align="justify" style:justify-single-word="false"/>
      <style:text-properties fo:font-size="12pt" style:font-size-asian="12pt"/>
    </style:style>
    <style:style style:name="P5" style:family="paragraph" style:parent-style-name="Standard">
      <style:paragraph-properties fo:margin-left="0in" fo:margin-right="0in" fo:line-height="185%" fo:text-align="justify" style:justify-single-word="false" fo:text-indent="0in" style:auto-text-indent="false"/>
      <style:text-properties fo:font-size="12pt" style:font-size-asian="12pt"/>
    </style:style>
    <style:style style:name="P6" style:family="paragraph" style:parent-style-name="Heading_20_6">
      <style:paragraph-properties fo:line-height="185%" fo:text-align="justify" style:justify-single-word="false"/>
      <style:text-properties fo:font-size="12pt" style:font-size-asian="12pt"/>
    </style:style>
    <style:style style:name="P7" style:family="paragraph" style:parent-style-name="Body_20_Text_20_2">
      <style:paragraph-properties fo:margin-left="0in" fo:margin-right="0in" fo:line-height="200%" fo:text-align="justify" style:justify-single-word="false" fo:text-indent="0in" style:auto-text-indent="false">
        <style:tab-stops>
          <style:tab-stop style:position="-1in"/>
          <style:tab-stop style:position="-0.5in"/>
        </style:tab-stops>
      </style:paragraph-properties>
      <style:text-properties fo:font-size="12pt" style:font-size-asian="12pt"/>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fo:font-weight="normal" style:font-style-asian="normal" style:font-weight-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ize="12pt" fo:font-style="normal" style:font-size-asian="12pt" style:font-style-asian="normal" style:font-style-complex="normal"/>
    </style:style>
    <style:style style:name="T9" style:family="text">
      <style:text-properties fo:color="#000000" fo:font-style="normal" fo:font-weight="normal" style:font-style-asian="normal" style:font-weight-asian="normal" style:font-style-complex="normal" style:font-weight-complex="normal"/>
    </style:style>
    <style:style style:name="T10" style:family="text">
      <style:text-properties fo:color="#000000" fo:font-style="normal" fo:font-weight="bold" style:font-style-asian="normal" style:font-weight-asian="bold" style:font-style-complex="normal" style:font-weight-complex="normal"/>
    </style:style>
    <style:style style:name="T11" style:family="text">
      <style:text-properties fo:color="#000000" fo:font-style="normal" fo:font-weight="bold" style:font-style-asian="normal" style:font-weight-asian="bold" style:font-style-complex="normal" style:font-weight-complex="bold"/>
    </style:style>
    <style:style style:name="T12" style:family="text">
      <style:text-properties fo:color="#000000" fo:font-style="italic" fo:font-weight="bold" style:font-style-asian="italic" style:font-weight-asian="bold" style:font-style-complex="normal" style:font-weight-complex="normal"/>
    </style:style>
    <style:style style:name="T13" style:family="text">
      <style:text-properties fo:color="#000000" fo:font-style="italic" fo:font-weight="bold" style:font-style-asian="italic" style:font-weight-asian="bold" style:font-style-complex="italic" style:font-weight-complex="normal"/>
    </style:style>
    <style:style style:name="T14" style:family="text">
      <style:text-properties fo:color="#000000" fo:font-style="italic" fo:font-weight="normal" style:font-style-asian="italic" style:font-weight-asian="normal" style:font-style-complex="italic" style:font-weight-complex="normal"/>
    </style:style>
    <style:style style:name="T15" style:family="text">
      <style:text-properties style:font-name="Symbol" fo:font-style="normal" style:font-style-asian="normal" style:font-style-complex="normal"/>
    </style:style>
    <style:style style:name="T16" style:family="text">
      <style:text-properties style:text-position="sub 58%"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9</text:span><text:tab/><text:tab/><text:tab/><text:span text:style-name="T1">EC 522 Winter 2011</text:span><text:tab/><text:tab/> <text:s text:c="9"/><text:span text:style-name="T1">Student ID <text:s/>971-18-3385</text:span></text:p>
      <text:p text:style-name="P2"/>
      <text:p text:style-name="P3"><text:span text:style-name="Emphasis"><text:span text:style-name="T2"/></text:span></text:p>
      <text:h text:style-name="P6" text:outline-level="6"><text:span text:style-name="Emphasis"><text:span text:style-name="T2">Ervin's “Introduction to the Economics of ‘Voluntary’ Business Environmental Management” explores the rather surprising phenomenon of firms investing in the environment without a regulatory mandate. Eight possible reasons for the adoption of such ‘voluntary’ business environmental management actions (BEMA) are discussed and evaluated. Some BEMA are well-documented and supported by current, investigative research (</text:span></text:span><text:span text:style-name="Emphasis"><text:span text:style-name="T4">Emerging Green Consumer and Supplier Markets, Controlling Business Risk, Achieving Positive Public Relations, and </text:span></text:span><text:span text:style-name="Emphasis"><text:span text:style-name="T6">Strategic Behavior to Manage Competitors)</text:span></text:span><text:span text:style-name="Emphasis"><text:span text:style-name="T5">. <text:s/></text:span></text:span><text:span text:style-name="Emphasis"><text:span text:style-name="T2">Some seem credible but the data are inconclusive or lacking (</text:span></text:span><text:span text:style-name="Emphasis"><text:span text:style-name="T4">Reducing Cost and Improving Productivity, Mitigating or Preempting Environmental Regulation, </text:span></text:span><text:span text:style-name="Emphasis"><text:span text:style-name="T6">and Responding to Private or Public Assistance Programs). One is credible but </text:span></text:span><text:span text:style-name="Emphasis"><text:span text:style-name="T5">speculative (</text:span></text:span><text:span text:style-name="Emphasis"><text:span text:style-name="T6">The “CEO Effect”).</text:span></text:span></text:h>
      <text:p text:style-name="P4"><text:span text:style-name="Emphasis"><text:span text:style-name="T6"/></text:span></text:p>
      <text:p text:style-name="P4"><text:span text:style-name="Emphasis"><text:span text:style-name="T6">In analyzing the BEMA phenomenon Ervin uses both qualitative and quantitative approaches. <text:s/>Qualitatively, Ervin (and others) has categorized the profiles of firms engaged in BEMA noting that caveats apply because of “</text:span></text:span><text:span text:style-name="Emphasis"><text:span text:style-name="T5">varying statistical significance levels for the same factors” (regional differences may be amplified) and the fact that environmental performance (as required by public or private programs) may be masquerading as 'voluntary' BEMA. Nonetheless, there emerges a set of profiles of firms that have engaged in BEMA. <text:s/>These profiles (characteristics) can be used as a qualitative guidepost to determine if any other firm is likely to engage in BEMA: <text:s/>if a firm meets one or more of these ten profiles (characteristics), then there is a decided increase in the probability of BEMA participation by the firm. <text:s/></text:span></text:span></text:p>
      <text:p text:style-name="P4"><text:span text:style-name="Emphasis"><text:span text:style-name="T5"/></text:span></text:p>
      <text:p text:style-name="P4"><text:span text:style-name="Emphasis"><text:span text:style-name="T5">Ervin also presents a quantitative evaluation tool termed, “A </text:span></text:span><text:span text:style-name="Emphasis"><text:span text:style-name="T9">Stylized Model for Business Environmental Management.” <text:s/>This new model is a retrofit of the </text:span></text:span><text:span text:style-name="footnote_20_ref"><text:span text:style-name="T9">standard static economic model of a firm’s environmental management decisions</text:span></text:span><text:span text:style-name="Emphasis"><text:span text:style-name="T9">. <text:s/>Ervin clearly states the need for the retrofit because </text:span></text:span><text:soft-page-break/><text:span text:style-name="Emphasis"><text:span text:style-name="T9">“u</text:span></text:span><text:span text:style-name="Emphasis"><text:span text:style-name="T2">nder this standard formulation [</text:span></text:span><text:span text:style-name="Emphasis"><text:span text:style-name="T9">the </text:span></text:span><text:span text:style-name="footnote_20_ref"><text:span text:style-name="T9">standard static economic model of a firm’s environmental management decisions]</text:span></text:span><text:span text:style-name="Emphasis"><text:span text:style-name="T2">, the potential reward for a firm to voluntarily undertake BEM that exceeds the government regulatory standard is nil, except in reducing the risk of current or future non-compliance penalties.” <text:s/>Obviously, the standard model cannot account for BEMA. With “the introduction of environmentally differentiated products and prices, the addition of potential revenues from selling environmental services (ES), and the inclusion of the environmental management ‘good will’ and ‘cost efficiency’ factors, </text:span></text:span><text:span text:style-name="Emphasis"><text:span text:style-name="T15"></text:span></text:span><text:span text:style-name="Emphasis"><text:span text:style-name="T2">(EM</text:span></text:span><text:span text:style-name="Emphasis"><text:span text:style-name="T16">r</text:span></text:span><text:span text:style-name="Emphasis"><text:span text:style-name="T2">), </text:span></text:span><text:span text:style-name="Emphasis"><text:span text:style-name="T15"></text:span></text:span><text:span text:style-name="Emphasis"><text:span text:style-name="T2">(EM</text:span></text:span><text:span text:style-name="Emphasis"><text:span text:style-name="T16">c</text:span></text:span><text:span text:style-name="Emphasis"><text:span text:style-name="T2">), and </text:span></text:span><text:span text:style-name="Emphasis"><text:span text:style-name="T15"></text:span></text:span><text:span text:style-name="Emphasis"><text:span text:style-name="T2">(EM</text:span></text:span><text:span text:style-name="Emphasis"><text:span text:style-name="T16">r,</text:span></text:span><text:span text:style-name="Emphasis"><text:span text:style-name="T2">EM</text:span></text:span><text:span text:style-name="Emphasis"><text:span text:style-name="T16">c</text:span></text:span><text:span text:style-name="Emphasis"><text:span text:style-name="T2">) that condition revenue, costs and government payments,” Ervin's reformulation of the standard model “positions BEM as a strategic element in the firm’s operations” because all aspects of a firm's economics (product price, quantity of sales, production costs, transaction costs, compliance costs, and government payments) are now functions of the firm's environmental management efforts. Thus, there is a recognizable incentive for a firm to operate at or better than an established environmental quality standard, although this is by no means a prescriptive formula for success nor a complete rendering of all possible benefits (Ervin acknowledges that the model does not capture some BEMA.)</text:span></text:span></text:p>
      <text:p text:style-name="P5"><text:span text:style-name="Emphasis"><text:span text:style-name="T2"/></text:span></text:p>
      <text:p text:style-name="P7"><text:span text:style-name="Emphasis"><text:span text:style-name="T2">The real value of Ervin's reformulation is that it provides a firm's management team with a secure foundation for evaluating the options of environmental performance. <text:s/>As Ervin states, “management’s problem is to weigh the changes in production, transaction and compliance costs (considering productivity improvements and avoided non-compliance penalties) from increasing the firm’s environmental performance against the expected revenue changes from increased prices and/or sales, any new revenues for environmental services, and potential government payments.” <text:s/>The new model allows a good “ballpark” measure for capturing the value of environmental performance but perhaps most important of all, this model shows the management team that such a thing is even possib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size="14pt" style:font-size-asian="14pt"/>
    </style:style>
    <style:style style:name="Body_20_Text_20_2" style:display-name="Body Text 2" style:family="paragraph" style:parent-style-name="Standard">
      <style:paragraph-properties fo:line-height="150%" fo:text-align="justify" style:justify-single-word="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1"/>
    </style:style>
    <style:style style:name="Emphasis" style:family="text">
      <style:text-properties fo:font-style="italic" style:font-style-asian="italic" style:font-style-complex="italic"/>
    </style:style>
    <style:style style:name="footnote_20_ref" style:display-name="footnote ref"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consecutive-numbering="true">
      <text:list-level-style-number text:level="1" style:num-suffix="." style:num-format="1">
        <style:list-level-properties text:space-before="0.75in" text:min-label-width="0.25in"/>
      </text:list-level-style-number>
      <text:list-level-style-bullet text:level="2" text:style-name="WW8Num6z1" style:num-suffix="." text:bullet-char="o">
        <style:list-level-properties text:space-before="1.25in" text:min-label-width="0.25in"/>
        <style:text-properties fo:font-family="'Courier New'" style:font-family-generic="modern" style:font-pitch="fixed"/>
      </text:list-level-style-bullet>
      <text:list-level-style-bullet text:level="3" text:style-name="WW8Num6z2" style:num-suffix="." text:bullet-char="">
        <style:list-level-properties text:space-before="1.75in" text:min-label-width="0.25in"/>
        <style:text-properties style:font-name="Wingdings"/>
      </text:list-level-style-bullet>
      <text:list-level-style-bullet text:level="4" text:style-name="WW8Num6z3" style:num-suffix="." text:bullet-char="">
        <style:list-level-properties text:space-before="2.25in" text:min-label-width="0.25in"/>
        <style:text-properties style:font-name="Symbol1"/>
      </text:list-level-style-bullet>
      <text:list-level-style-bullet text:level="5" text:style-name="WW8Num6z1" style:num-suffix="." text:bullet-char="o">
        <style:list-level-properties text:space-before="2.75in" text:min-label-width="0.25in"/>
        <style:text-properties fo:font-family="'Courier New'" style:font-family-generic="modern" style:font-pitch="fixed"/>
      </text:list-level-style-bullet>
      <text:list-level-style-bullet text:level="6" text:style-name="WW8Num6z2" style:num-suffix="." text:bullet-char="">
        <style:list-level-properties text:space-before="3.25in" text:min-label-width="0.25in"/>
        <style:text-properties style:font-name="Wingdings"/>
      </text:list-level-style-bullet>
      <text:list-level-style-bullet text:level="7" text:style-name="WW8Num6z3" style:num-suffix="." text:bullet-char="">
        <style:list-level-properties text:space-before="3.75in" text:min-label-width="0.25in"/>
        <style:text-properties style:font-name="Symbol1"/>
      </text:list-level-style-bullet>
      <text:list-level-style-bullet text:level="8" text:style-name="WW8Num6z1" style:num-suffix="." text:bullet-char="o">
        <style:list-level-properties text:space-before="4.25in" text:min-label-width="0.25in"/>
        <style:text-properties fo:font-family="'Courier New'" style:font-family-generic="modern" style:font-pitch="fixed"/>
      </text:list-level-style-bullet>
      <text:list-level-style-bullet text:level="9" text:style-name="WW8Num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5in" fo:margin-bottom="0.75in" fo:margin-left="0.85in" fo:margin-right="0.8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04T09:39:08</meta:creation-date>
    <dc:date>2011-02-28T11:57:50</dc:date>
    <meta:print-date>2011-02-28T11:31:23</meta:print-date>
    <meta:editing-cycles>149</meta:editing-cycles>
    <meta:editing-duration>P1DT11H10M33S</meta:editing-duration>
    <meta:user-defined meta:name="Info 1"/>
    <meta:user-defined meta:name="Info 2"/>
    <meta:user-defined meta:name="Info 3"/>
    <meta:user-defined meta:name="Info 4"/>
    <meta:document-statistic meta:table-count="0" meta:image-count="0" meta:object-count="0" meta:page-count="2" meta:paragraph-count="5" meta:word-count="591" meta:character-count="4128"/>
  </office:meta>
</office:document-meta>
</file>